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2pt" fo:font-weight="bold" officeooo:rsid="0000ccb9" officeooo:paragraph-rsid="0000ccb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fo:font-weight="bold" officeooo:rsid="0000ccb9" officeooo:paragraph-rsid="0000ccb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836df" officeooo:paragraph-rsid="000836df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e6b6a" officeooo:paragraph-rsid="000e6b6a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0pt" fo:font-weight="normal" officeooo:rsid="000e6b6a" officeooo:paragraph-rsid="000e6b6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pt" fo:font-weight="normal" officeooo:rsid="0000ccb9" officeooo:paragraph-rsid="0000ccb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normal" officeooo:rsid="000e7ad3" officeooo:paragraph-rsid="000e7ad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pt" fo:font-weight="normal" officeooo:rsid="000fe659" officeooo:paragraph-rsid="000fe65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0pt" officeooo:paragraph-rsid="000e7ad3" style:font-size-asian="10pt" style:font-size-complex="10pt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0pt" officeooo:rsid="000fe659" officeooo:paragraph-rsid="000fe659" style:font-size-asian="10pt" style:font-size-complex="10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0pt" officeooo:rsid="000e6b6a" officeooo:paragraph-rsid="000836df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9pt"/>
    </style:style>
    <style:style style:name="T3" style:family="text">
      <style:text-properties style:font-name="sans-serif" fo:font-size="9pt" fo:font-weight="bold" style:font-weight-asian="bold" style:font-weight-complex="bold"/>
    </style:style>
    <style:style style:name="T4" style:family="text">
      <style:text-properties style:font-name="sans-serif" fo:font-size="9pt" officeooo:rsid="000e6b6a"/>
    </style:style>
    <style:style style:name="T5" style:family="text">
      <style:text-properties style:font-name="sans-serif" fo:font-size="9.75pt"/>
    </style:style>
    <style:style style:name="T6" style:family="text">
      <style:text-properties style:font-name="sans-serif" fo:font-size="9.75pt" fo:font-style="italic" style:font-style-asian="italic" style:font-style-complex="italic"/>
    </style:style>
    <style:style style:name="T7" style:family="text">
      <style:text-properties style:font-name="sans-serif" fo:font-size="10.5pt"/>
    </style:style>
    <style:style style:name="T8" style:family="text">
      <style:text-properties style:font-name="sans-serif" fo:font-size="10.5pt" fo:font-weight="normal" style:font-size-asian="12pt" style:font-weight-asian="normal" style:font-size-complex="12pt" style:font-weight-complex="normal"/>
    </style:style>
    <style:style style:name="T9" style:family="text">
      <style:text-properties style:font-name="sans-serif" fo:font-size="10.5pt" fo:font-weight="normal" officeooo:rsid="00061a83" style:font-size-asian="12pt" style:font-weight-asian="normal" style:font-size-complex="12pt" style:font-weight-complex="normal"/>
    </style:style>
    <style:style style:name="T10" style:family="text">
      <style:text-properties style:font-name="sans-serif" fo:font-size="10.5pt" fo:font-weight="normal" officeooo:rsid="000ac41d" style:font-size-asian="12pt" style:font-weight-asian="normal" style:font-size-complex="12pt" style:font-weight-complex="normal"/>
    </style:style>
    <style:style style:name="T11" style:family="text">
      <style:text-properties style:font-name="sans-serif" fo:font-size="10.5pt" fo:font-weight="normal" officeooo:rsid="000b5f8d" style:font-size-asian="12pt" style:font-weight-asian="normal" style:font-size-complex="12pt" style:font-weight-complex="normal"/>
    </style:style>
    <style:style style:name="T12" style:family="text">
      <style:text-properties style:font-name="sans-serif" fo:font-size="10.5pt" fo:font-style="italic" style:font-style-asian="italic" style:font-style-complex="italic"/>
    </style:style>
    <style:style style:name="T13" style:family="text">
      <style:text-properties style:font-name="sans-serif" fo:font-size="10.5pt" fo:font-style="italic" officeooo:rsid="000fe659" style:font-style-asian="italic" style:font-style-complex="italic"/>
    </style:style>
    <style:style style:name="T14" style:family="text">
      <style:text-properties style:font-name="sans-serif" fo:font-size="10.5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sans-serif" fo:font-size="10.5pt" fo:font-style="italic" fo:font-weight="normal" officeooo:rsid="000fe659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sans-serif" fo:font-size="10.5pt" fo:font-style="normal" style:font-style-asian="normal" style:font-style-complex="normal"/>
    </style:style>
    <style:style style:name="T17" style:family="text">
      <style:text-properties style:font-name="sans-serif" fo:font-size="10.5pt" fo:font-style="normal" officeooo:rsid="000fe659" style:font-style-asian="normal" style:font-style-complex="normal"/>
    </style:style>
    <style:style style:name="T18" style:family="text">
      <style:text-properties style:font-name="sans-serif" fo:font-size="10.5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sans-serif" fo:font-size="10.5pt" fo:font-style="normal" fo:font-weight="normal" officeooo:rsid="000fe65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sans-serif" fo:font-size="10.5pt" officeooo:rsid="000fe659"/>
    </style:style>
    <style:style style:name="T21" style:family="text">
      <style:text-properties style:font-name="sans-serif" fo:font-size="14.25pt" fo:font-weight="normal" style:font-size-asian="12pt" style:font-weight-asian="normal" style:font-size-complex="12pt" style:font-weight-complex="normal"/>
    </style:style>
    <style:style style:name="T22" style:family="text">
      <style:text-properties style:font-name="sans-serif" fo:font-size="11.25pt" fo:font-weight="normal" style:font-size-asian="12pt" style:font-weight-asian="normal" style:font-size-complex="12pt" style:font-weight-complex="normal"/>
    </style:style>
    <style:style style:name="T23" style:family="text">
      <style:text-properties style:font-name="sans-serif" fo:font-weight="bold" style:font-weight-asian="bold" style:font-weight-complex="bold"/>
    </style:style>
    <style:style style:name="T24" style:family="text">
      <style:text-properties style:font-name="sans-serif" officeooo:rsid="000e6b6a"/>
    </style:style>
    <style:style style:name="T25" style:family="text">
      <style:text-properties style:font-name="sans-serif" fo:font-style="italic" style:font-style-asian="italic" style:font-style-complex="italic"/>
    </style:style>
    <style:style style:name="T26" style:family="text">
      <style:text-properties style:font-name="sans-serif" fo:font-style="italic" officeooo:rsid="000fe659" style:font-style-asian="italic" style:font-style-complex="italic"/>
    </style:style>
    <style:style style:name="T27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sans-serif" fo:font-style="italic" fo:font-weight="normal" officeooo:rsid="000fe659" style:font-style-asian="italic" style:font-weight-asian="normal" style:font-style-complex="italic" style:font-weight-complex="normal"/>
    </style:style>
    <style:style style:name="T29" style:family="text">
      <style:text-properties style:font-name="sans-serif" officeooo:rsid="000fe659"/>
    </style:style>
    <style:style style:name="T30" style:family="text">
      <style:text-properties style:font-name="sans-serif" fo:font-style="normal" style:font-style-asian="normal" style:font-style-complex="normal"/>
    </style:style>
    <style:style style:name="T31" style:family="text">
      <style:text-properties style:font-name="sans-serif" fo:font-style="normal" officeooo:rsid="000fe659" style:font-style-asian="normal" style:font-style-complex="normal"/>
    </style:style>
    <style:style style:name="T32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sans-serif" fo:font-style="normal" fo:font-weight="normal" officeooo:rsid="000fe659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nster Mash: A Single-View Approach to Casual 3D Modeling and Animation</text:span></text:p>
      <text:p text:style-name="P2"><text:span text:style-name="T1"/></text:p>
      <text:p text:style-name="P5"><text:span text:style-name="T23">Idea: </text:span><text:span text:style-name="T1">Framework for sketch-based modeling and animation of 3D organic shapes working in 2D domain</text:span></text:p>
      <text:p text:style-name="P5"><text:span text:style-name="T1"><text:tab/>- Combination of 3D inflation with layered ARAP (ARAP-L)</text:span></text:p>
      <text:p text:style-name="P6"><text:span text:style-name="T1"><text:tab/>- </text:span><text:span text:style-name="T24">Dynamic depth-ordering</text:span></text:p>
      <text:p text:style-name="P6"><text:span text:style-name="T1"/></text:p>
      <text:p text:style-name="P5"><text:span text:style-name="T23">ALGO</text:span><text:span text:style-name="T25"> (cf Fig. 3)</text:span></text:p>
      <text:p text:style-name="P5"><text:span text:style-name="T1"><text:tab/>1) User draws a 2D shape (set of open or closed 2D strokes)</text:span></text:p>
      <text:p text:style-name="P5"><text:span text:style-name="T1"><text:tab/><text:tab/>- Can indicate positions (back/front) and symmetry</text:span></text:p>
      <text:p text:style-name="P7"><text:span text:style-name="T1"><text:tab/></text:span><text:span text:style-name="T29">2</text:span><text:span text:style-name="T1">) Create inflated mesh: </text:span><text:span text:style-name="T29">generate 2 regions for each user-drawn parts (facing towards and away) (</text:span><text:span text:style-name="T26">cf Fig. 4)</text:span></text:p>
      <text:p text:style-name="P7"><text:span text:style-name="T26"><text:tab/><text:tab/></text:span><text:span text:style-name="T31">a. Create Delaunay triangulation for each region</text:span></text:p>
      <text:p text:style-name="P9"><text:span text:style-name="T33"><text:tab/><text:tab/>b. Attach parts by stitching their domains together one-by-one </text:span><text:span text:style-name="T28">(cf Fig. 4 b,c,d)</text:span></text:p>
      <text:p text:style-name="P7"><text:span text:style-name="T1"><text:tab/><text:tab/></text:span><text:span text:style-name="T29">c</text:span><text:span text:style-name="T1">. Solve Poisson equation </text:span><text:span text:style-name="T25">(cf eq. 4) </text:span><text:span text:style-name="T30">with Dirichlet boundary conditions </text:span><text:span text:style-name="T25">(cf eq. 5)</text:span></text:p>
      <text:p text:style-name="P7"><text:span text:style-name="T26"><text:tab/></text:span><text:span text:style-name="T31">3) Deformation using ARAP-L </text:span><text:span text:style-name="T26">(cf eq. 11)</text:span></text:p>
      <text:p text:style-name="P7"><text:span text:style-name="T31"><text:tab/><text:tab/>- Add depth ordering and position constraints as constraints</text:span></text:p>
      <text:p text:style-name="P7"><text:span text:style-name="T31"><text:tab/><text:tab/>- Inequality constraints are only user-drawn curves</text:span></text:p>
      <text:p text:style-name="P8"><text:span text:style-name="T30"><text:tab/><text:tab/>a. Fit local rotations using SVD</text:span></text:p>
      <text:p text:style-name="P10"><text:span text:style-name="T32"><text:tab/><text:tab/>b. Solve quadratic programming problem </text:span><text:span text:style-name="T27">(cf eq. 11) </text:span><text:span text:style-name="T32">using active set</text:span></text:p>
      <text:p text:style-name="P1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3:07:17.447552435</meta:creation-date>
    <dc:date>2022-03-22T16:07:59.596510430</dc:date>
    <meta:editing-duration>PT2H39M25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54" meta:character-count="961" meta:non-whitespace-character-count="802"/>
  </office:meta>
</office:document-meta>
</file>